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[.B2]" table:style-name="ce1">
            <text:p>7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0" table:formula="of:=[.D2]+[.B3]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" table:formula="of:=[.D3]+[.B4]" table:style-name="ce1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[.B5]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formula="of:=[.D5]+[.B6]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5" table:formula="of:=[.D6]+[.B7]" table:style-name="ce1">
            <text:p>15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[.B8]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8" table:formula="of:=[.D8]+[.B9]" table:style-name="ce1">
            <text:p>8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1" table:formula="of:=[.D9]+[.B10]" table:style-name="ce1">
            <text:p>11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5; 8</text:p>
          </table:table-cell>
          <table:table-cell office:value-type="float" office:value="16" table:formula="of:=[.D9]+[.B11]" table:style-name="ce1">
            <text:p>16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[.B12]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9; 11</text:p>
          </table:table-cell>
          <table:table-cell office:value-type="float" office:value="14" table:formula="of:=[.D10]+[.B13]" table:style-name="ce1">
            <text:p>14</text:p>
          </table:table-cell>
          <table:table-cell table:number-columns-repeated="16380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HP</meta:initial-creator>
    <dc:creator>Матвей Рыбаков</dc:creator>
    <meta:creation-date>2022-07-26T06:42:39Z</meta:creation-date>
    <dc:date>2024-05-15T15:29:00Z</dc:date>
  </office:meta>
</office:document-meta>
</file>